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i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i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i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i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i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i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i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i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i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number text:level="1" style:num-suffix="." style:num-format="i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i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i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i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i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i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i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i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i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Textbody" style:family="paragraph">
      <style:paragraph-properties fo:text-align="center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 fo:color="#0070C0"/>
    </style:style>
    <style:style style:name="P6" style:parent-style-name="Textbody" style:list-style-name="LFO1" style:family="paragraph">
      <style:paragraph-properties fo:margin-bottom="0in"/>
    </style:style>
    <style:style style:name="P7" style:parent-style-name="Textbody" style:list-style-name="LFO1" style:family="paragraph">
      <style:paragraph-properties fo:margin-bottom="0in"/>
    </style:style>
    <style:style style:name="P8" style:parent-style-name="Textbody" style:list-style-name="LFO1" style:family="paragraph">
      <style:paragraph-properties fo:margin-bottom="0in"/>
    </style:style>
    <style:style style:name="P9" style:parent-style-name="Textbody" style:list-style-name="LFO1" style:family="paragraph">
      <style:paragraph-properties fo:margin-bottom="0in"/>
    </style:style>
    <style:style style:name="P10" style:parent-style-name="Textbody" style:list-style-name="LFO1" style:family="paragraph"/>
    <style:style style:name="P11" style:parent-style-name="Textbody" style:family="paragraph">
      <style:paragraph-properties fo:margin-left="-0.4923in">
        <style:tab-stops/>
      </style:paragraph-properties>
    </style:style>
    <style:style style:name="P12" style:parent-style-name="Textbody" style:family="paragraph">
      <style:paragraph-properties fo:margin-left="-0.4923in">
        <style:tab-stops/>
      </style:paragraph-properties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P17" style:parent-style-name="Textbody" style:list-style-name="LFO2" style:family="paragraph">
      <style:paragraph-properties fo:margin-bottom="0in"/>
    </style:style>
    <style:style style:name="P18" style:parent-style-name="Textbody" style:list-style-name="LFO2" style:family="paragraph">
      <style:paragraph-properties fo:margin-bottom="0in"/>
    </style:style>
    <style:style style:name="P19" style:parent-style-name="Textbody" style:list-style-name="LFO2" style:family="paragraph">
      <style:paragraph-properties fo:margin-bottom="0in"/>
    </style:style>
    <style:style style:name="P20" style:parent-style-name="Textbody" style:list-style-name="LFO2" style:family="paragraph">
      <style:paragraph-properties fo:margin-bottom="0in"/>
    </style:style>
    <style:style style:name="P21" style:parent-style-name="Textbody" style:list-style-name="LFO2" style:family="paragraph"/>
    <style:style style:name="P22" style:parent-style-name="Textbody" style:family="paragraph">
      <style:paragraph-properties fo:break-before="page"/>
    </style:style>
    <style:style style:name="P23" style:parent-style-name="Textbody" style:family="paragraph">
      <style:paragraph-properties fo:text-indent="0.4923in"/>
    </style:style>
    <style:style style:name="P24" style:parent-style-name="Textbody" style:family="paragraph">
      <style:paragraph-properties fo:text-indent="0.4923in"/>
    </style:style>
    <style:style style:name="T25" style:parent-style-name="DefaultParagraphFont" style:family="text">
      <style:text-properties fo:font-weight="bold" style:font-weight-asian="bold" fo:color="#0070C0"/>
    </style:style>
    <style:style style:name="T26" style:parent-style-name="DefaultParagraphFont" style:family="text">
      <style:text-properties fo:font-weight="bold" style:font-weight-asian="bold" fo:color="#0070C0"/>
    </style:style>
    <style:style style:name="T27" style:parent-style-name="DefaultParagraphFont" style:family="text">
      <style:text-properties fo:font-weight="bold" style:font-weight-asian="bold" fo:color="#0070C0"/>
    </style:style>
    <style:style style:name="T28" style:parent-style-name="DefaultParagraphFont" style:family="text">
      <style:text-properties fo:font-weight="bold" style:font-weight-asian="bold" fo:color="#0070C0"/>
    </style:style>
    <style:style style:name="T29" style:parent-style-name="DefaultParagraphFont" style:family="text">
      <style:text-properties fo:font-weight="bold" style:font-weight-asian="bold" fo:color="#0070C0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CS264SS Object Orientation – Priming Pop Quiz</text:p>
      <text:p text:style-name="P2"><text:span text:style-name="T3">July 4th , 2018.</text:span></text:p>
      <text:p text:style-name="Textbody">Please complete questions 1 to 13 as best you can. The purpose of this quiz is to get you thinking about categories,<text:s/>classes and objects.<text:s/><text:span text:style-name="T4">Type in the answers 1-9, then save your file and upload it to Moodle</text:span>. Write the answers to questions 10, 11, 12 and 13 in your<text:s/><text:span text:style-name="T5">blue book.</text:span></text:p>
      <text:p text:style-name="Textbody"/>
      <text:p text:style-name="Textbody">1. Mark (<text:s/><text:span text:style-name="StrongEmphasis">T</text:span><text:s/>)rue or (<text:s/><text:span text:style-name="StrongEmphasis">F</text:span><text:s/>)alse in the following statements about the pictures:</text:p>
      <text:p text:style-name="Textbody"><draw:frame draw:z-index="251658240" draw:style-name="a0" draw:name="graphics1" text:anchor-type="paragraph" svg:x="0.5618in" svg:y="0in" svg:width="4.7811in" svg:height="0.5417in" style:rel-width="scale" style:rel-height="scale"><draw:image xlink:href="media/image1.png" xlink:type="simple" xlink:show="embed" xlink:actuate="onLoad"/><svg:title/><svg:desc/></draw:frame></text:p>
      <text:p text:style-name="Textbody"/>
      <text:p text:style-name="Textbody"/>
      <text:list text:style-name="LFO1" text:continue-numbering="true">
        <text:list-item>
          <text:p text:style-name="P6">Picture<text:s/><text:span text:style-name="StrongEmphasis">a</text:span><text:s/>represents a person<text:s/><text:span text:style-name="StrongEmphasis">( T<text:s/></text:span><text:span text:style-name="StrongEmphasis">)</text:span>.</text:p>
        </text:list-item>
        <text:list-item>
          <text:p text:style-name="P7">Picture<text:s/><text:span text:style-name="StrongEmphasis">b</text:span><text:s/>represents a person<text:s/><text:span text:style-name="StrongEmphasis">( T</text:span><text:span text:style-name="StrongEmphasis"><text:s/>)</text:span>.</text:p>
        </text:list-item>
        <text:list-item>
          <text:p text:style-name="P8">Picture<text:s/><text:span text:style-name="StrongEmphasis">c</text:span><text:s/>represents a person<text:s/><text:span text:style-name="StrongEmphasis">( T</text:span><text:span text:style-name="StrongEmphasis"><text:s/>)</text:span>.</text:p>
        </text:list-item>
        <text:list-item>
          <text:p text:style-name="P9">Picture<text:s/><text:span text:style-name="StrongEmphasis">d</text:span><text:s/>represents a person<text:s/><text:span text:style-name="StrongEmphasis">( F</text:span><text:span text:style-name="StrongEmphasis"><text:s/>)</text:span>.</text:p>
        </text:list-item>
        <text:list-item>
          <text:p text:style-name="P10">Picture<text:s/><text:span text:style-name="StrongEmphasis">e</text:span><text:s/>represents a person<text:s/><text:span text:style-name="StrongEmphasis">( F</text:span><text:span text:style-name="StrongEmphasis"><text:s/>)</text:span>.</text:p>
        </text:list-item>
      </text:list>
      <text:p text:style-name="P11"/>
      <text:p text:style-name="Textbody">2. If you group the pictures above, based on the characteristics of the represented objects, how many groups will you create? Why?</text:p>
      <text:p text:style-name="Textbody"><text:tab/>Two groups because men and women are both people and eyes are human<text:s/>characteristics<text:s/>while a car is a vehicle and completely separate.</text:p>
      <text:p text:style-name="P12"><text:tab/><text:tab/><text:tab/><text:tab/><text:tab/></text:p>
      <text:p text:style-name="Textbody">3. Why didn't you classify picture (<text:span text:style-name="T13">e)</text:span><text:s/>as a person, if eyes are part of a person?</text:p>
      <text:p text:style-name="Textbody"/>
      <text:p text:style-name="Textbody"><text:tab/>Because eyes don’t represent all that is important about a person.</text:p>
      <text:p text:style-name="Textbody"/>
      <text:p text:style-name="Textbody">4. Why didn't you classify picture<text:s/><text:span text:style-name="T14">(d)</text:span><text:s/>as a person, if a person could have a<text:s/>car?</text:p>
      <text:p text:style-name="Textbody"/>
      <text:p text:style-name="Textbody"><text:tab/>Because cars do not behave like people and do not have human characteristics.</text:p>
      <text:p text:style-name="Textbody"/>
      <text:p text:style-name="Textbody">5. Mark (<text:s/><text:span text:style-name="T15">T</text:span><text:s/>)rue or (<text:s/><text:span text:style-name="T16">F</text:span><text:s/>)alse in the following assertions about the pictures:</text:p>
      <text:p text:style-name="Textbody"/>
      <text:p text:style-name="Textbody"><draw:frame draw:z-index="251659264" draw:style-name="a1" draw:name="graphics2" text:anchor-type="paragraph" svg:x="0in" svg:y="0in" svg:width="4.7811in" svg:height="0.5417in" style:rel-width="scale" style:rel-height="scale"><draw:image xlink:href="media/image2.png" xlink:type="simple" xlink:show="embed" xlink:actuate="onLoad"/><svg:title/><svg:desc/></draw:frame></text:p>
      <text:p text:style-name="Textbody"/>
      <text:p text:style-name="Textbody"/>
      <text:list text:style-name="LFO2" text:continue-numbering="true">
        <text:list-item>
          <text:p text:style-name="P17">Picture<text:s/><text:span text:style-name="StrongEmphasis">a</text:span><text:s/>represents a vehicle<text:s/><text:span text:style-name="StrongEmphasis">( T<text:s/></text:span><text:span text:style-name="StrongEmphasis">)</text:span>.</text:p>
        </text:list-item>
        <text:list-item>
          <text:p text:style-name="P18">Picture<text:s/><text:span text:style-name="StrongEmphasis">b</text:span><text:s/>represents a vehicle<text:s/><text:span text:style-name="StrongEmphasis">( T</text:span><text:span text:style-name="StrongEmphasis"><text:s/>)</text:span>.</text:p>
        </text:list-item>
        <text:list-item>
          <text:p text:style-name="P19">Picture<text:s/><text:span text:style-name="StrongEmphasis">c</text:span><text:s/>represents a vehicle<text:s/><text:span text:style-name="StrongEmphasis">( T</text:span><text:span text:style-name="StrongEmphasis"><text:s/>)</text:span>.</text:p>
        </text:list-item>
        <text:list-item>
          <text:p text:style-name="P20">Picture<text:s/><text:span text:style-name="StrongEmphasis">d</text:span><text:s/>represents a vehicle<text:s/><text:span text:style-name="StrongEmphasis">(</text:span><text:span text:style-name="StrongEmphasis"><text:s/></text:span><text:span text:style-name="StrongEmphasis">T</text:span><text:span text:style-name="StrongEmphasis"><text:s/>)</text:span>.</text:p>
        </text:list-item>
        <text:list-item>
          <text:p text:style-name="P21">Picture<text:s/><text:span text:style-name="StrongEmphasis">e</text:span><text:s/>represents a vehicle<text:s/><text:span text:style-name="StrongEmphasis">( T</text:span><text:span text:style-name="StrongEmphasis"><text:s/>)</text:span>.</text:p>
        </text:list-item>
      </text:list>
      <text:soft-page-break/>
      <text:p text:style-name="P22">6. If you group the pictures above, based on the characteristics of the represented objects, how many groups will you create? Why?</text:p>
      <text:p text:style-name="Textbody"/>
      <text:p text:style-name="P23">Three groups: Cars, Planes, and Boats. Because, although they’re all vehicles, their characteristics are different enough from each other to warrant different subgroups of vehicles. Planes fly, boats sail, and cars drive.</text:p>
      <text:p text:style-name="Textbody"/>
      <text:p text:style-name="Textbody">7. If you agree all the pictures above represent vehicles, why can we separate these figures in different groups?</text:p>
      <text:p text:style-name="Textbody"/>
      <text:p text:style-name="Textbody"><text:tab/>Because the<text:s/>way they move around are different enough from each other to make being more specific justifiable.</text:p>
      <text:p text:style-name="Textbody"/>
      <text:p text:style-name="Textbody">8. Can I say picture<text:s/><text:span text:style-name="StrongEmphasis">(c)</text:span><text:s/>is an airplane and also a vehicle?</text:p>
      <text:p text:style-name="Textbody"/>
      <text:p text:style-name="P24">Yes, because vehicles only need to move and, more specifically, airplanes move by flying</text:p>
      <text:p text:style-name="Textbody"/>
      <text:p text:style-name="Textbody">9. Can I say that<text:s/><text:span text:style-name="Emphasis">the vehicle</text:span><text:s/><text:span text:style-name="StrongEmphasis">(c)</text:span><text:s/>flies? And can I say that<text:s/><text:span text:style-name="Emphasis">the plane</text:span><text:s/><text:span text:style-name="StrongEmphasis">(c)</text:span><text:s/>flies?</text:p>
      <text:p text:style-name="Textbody"/>
      <text:p text:style-name="Textbody"><text:tab/>Yes, because vehicles only need to move<text:s/>to be classified as vehicles and planes move.</text:p>
      <text:p text:style-name="Textbody"/>
      <text:p text:style-name="Textbody"/>
      <text:p text:style-name="Standard"/>
      <text:p text:style-name="Standard">10. What is casting?<text:s/><text:span text:style-name="T25">(Write the answer to this in your<text:s/></text:span><text:span text:style-name="T26">blue book)</text:span></text:p>
      <text:p text:style-name="Standard"/>
      <text:p text:style-name="Standard"/>
      <text:p text:style-name="Standard"/>
      <text:p text:style-name="Standard"/>
      <text:p text:style-name="Standard"/>
      <text:p text:style-name="Standard">11. What is inheritance?<text:span text:style-name="T27"><text:s/>(Write the answer to this in your blue book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2. What is polymorphism?<text:span text:style-name="T28"><text:s/>(Write the answer to this in your blue book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. In Object Oriented (OO) programming, what is the difference between a class and an<text:s/>object? If<text:s/><text:soft-page-break/>you like, you may use analogies to explain the difference.<text:s/><text:span text:style-name="T29">(Write the answer to this in your blue book)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en" style:country-asian="IE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Emphasis" style:display-name="Emph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i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i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i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i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i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i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i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i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number text:level="1" style:num-suffix="." style:num-format="i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i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i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i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i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i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i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i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i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John McDonald</meta:initial-creator>
    <dc:creator>user</dc:creator>
    <meta:creation-date>2016-07-13T21:19:00Z</meta:creation-date>
    <dc:date>2018-07-12T10:00:00Z</dc:date>
    <meta:template xlink:href="Normal" xlink:type="simple"/>
    <meta:editing-cycles>4</meta:editing-cycles>
    <meta:editing-duration>PT1860S</meta:editing-duration>
    <meta:document-statistic meta:page-count="3" meta:paragraph-count="5" meta:word-count="418" meta:character-count="2797" meta:row-count="19" meta:non-whitespace-character-count="2384"/>
  </office:meta>
</office:document-meta>
</file>